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8.69pt"/>
    </style:style>
    <style:style style:name="co2" style:family="table-column">
      <style:table-column-properties fo:break-before="auto" style:column-width="292.79pt"/>
    </style:style>
    <style:style style:name="co3" style:family="table-column">
      <style:table-column-properties fo:break-before="auto" style:column-width="362.01pt"/>
    </style:style>
    <style:style style:name="co4" style:family="table-column">
      <style:table-column-properties fo:break-before="auto" style:column-width="316.74pt"/>
    </style:style>
    <style:style style:name="co5" style:family="table-column">
      <style:table-column-properties fo:break-before="auto" style:column-width="364.65pt"/>
    </style:style>
    <style:style style:name="co6" style:family="table-column">
      <style:table-column-properties fo:break-before="auto" style:column-width="378pt"/>
    </style:style>
    <style:style style:name="co7" style:family="table-column">
      <style:table-column-properties fo:break-before="auto" style:column-width="274.14pt"/>
    </style:style>
    <style:style style:name="co8" style:family="table-column">
      <style:table-column-properties fo:break-before="auto" style:column-width="306.11pt"/>
    </style:style>
    <style:style style:name="co9" style:family="table-column">
      <style:table-column-properties fo:break-before="auto" style:column-width="271.5pt"/>
    </style:style>
    <style:style style:name="co10" style:family="table-column">
      <style:table-column-properties fo:break-before="auto" style:column-width="279.5pt"/>
    </style:style>
    <style:style style:name="co11" style:family="table-column">
      <style:table-column-properties fo:break-before="auto" style:column-width="385.94pt"/>
    </style:style>
    <style:style style:name="co12" style:family="table-column">
      <style:table-column-properties fo:break-before="auto" style:column-width="404.59pt"/>
    </style:style>
    <style:style style:name="co13" style:family="table-column">
      <style:table-column-properties fo:break-before="auto" style:column-width="275.81pt"/>
    </style:style>
    <style:style style:name="co14" style:family="table-column">
      <style:table-column-properties fo:break-before="auto" style:column-width="484.44pt"/>
    </style:style>
    <style:style style:name="co15" style:family="table-column">
      <style:table-column-properties fo:break-before="auto" style:column-width="299pt"/>
    </style:style>
    <style:style style:name="co16" style:family="table-column">
      <style:table-column-properties fo:break-before="auto" style:column-width="276.8pt"/>
    </style:style>
    <style:style style:name="co17" style:family="table-column">
      <style:table-column-properties fo:break-before="auto" style:column-width="64.01pt"/>
    </style:style>
    <style:style style:name="ro1" style:family="table-row">
      <style:table-row-properties style:row-height="57.66pt" fo:break-before="auto" style:use-optimal-row-height="false"/>
    </style:style>
    <style:style style:name="ro2" style:family="table-row">
      <style:table-row-properties style:row-height="35.8pt" fo:break-before="auto" style:use-optimal-row-height="false"/>
    </style:style>
    <style:style style:name="ro3" style:family="table-row">
      <style:table-row-properties style:row-height="46.26pt" fo:break-before="auto" style:use-optimal-row-height="false"/>
    </style:style>
    <style:style style:name="ro4" style:family="table-row">
      <style:table-row-properties style:row-height="61.14pt" fo:break-before="auto" style:use-optimal-row-height="false"/>
    </style:style>
    <style:style style:name="ro5" style:family="table-row">
      <style:table-row-properties style:row-height="47.76pt" fo:break-before="auto" style:use-optimal-row-height="false"/>
    </style:style>
    <style:style style:name="ro6" style:family="table-row">
      <style:table-row-properties style:row-height="44.76pt" fo:break-before="auto" style:use-optimal-row-height="false"/>
    </style:style>
    <style:style style:name="ro7" style:family="table-row">
      <style:table-row-properties style:row-height="40.25pt" fo:break-before="auto" style:use-optimal-row-height="false"/>
    </style:style>
    <style:style style:name="ro8" style:family="table-row">
      <style:table-row-properties style:row-height="43.26pt" fo:break-before="auto" style:use-optimal-row-height="false"/>
    </style:style>
    <style:style style:name="ro9" style:family="table-row">
      <style:table-row-properties style:row-height="34.3pt" fo:break-before="auto" style:use-optimal-row-height="false"/>
    </style:style>
    <style:style style:name="ro10" style:family="table-row">
      <style:table-row-properties style:row-height="55.19pt" fo:break-before="auto" style:use-optimal-row-height="false"/>
    </style:style>
    <style:style style:name="ro11" style:family="table-row">
      <style:table-row-properties style:row-height="41.75pt" fo:break-before="auto" style:use-optimal-row-height="false"/>
    </style:style>
    <style:style style:name="ro12" style:family="table-row">
      <style:table-row-properties style:row-height="37.3pt" fo:break-before="auto" style:use-optimal-row-height="false"/>
    </style:style>
    <style:style style:name="ro13" style:family="table-row">
      <style:table-row-properties style:row-height="28.35pt" fo:break-before="auto" style:use-optimal-row-height="false"/>
    </style:style>
    <style:style style:name="ro1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fo:font-size="20pt" fo:font-weight="bold" style:font-size-asian="20pt" style:font-weight-asian="bold" style:font-size-complex="20pt" style:font-weight-complex="bold"/>
    </style:style>
  </office:automatic-styles>
  <office:body>
    <office:spreadsheet>
      <table:calculation-settings table:automatic-find-labels="false" table:use-regular-expressions="false" table:use-wildcards="true"/>
      <table:table table:name="Record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1008" table:default-cell-style-name="Default"/>
        <table:table-row table:style-name="ro1">
          <table:table-cell table:style-name="ce1" office:value-type="string" calcext:value-type="string">
            <text:p>JOB TITLE</text:p>
          </table:table-cell>
          <table:table-cell table:style-name="ce1" office:value-type="string" calcext:value-type="string">
            <text:p>COMPANY NAME</text:p>
          </table:table-cell>
          <table:table-cell table:style-name="ce1" office:value-type="string" calcext:value-type="string">
            <text:p>VACANCY</text:p>
          </table:table-cell>
          <table:table-cell table:style-name="ce1" office:value-type="string" calcext:value-type="string">
            <text:p>JOB RESPONSIBILITIES</text:p>
          </table:table-cell>
          <table:table-cell table:style-name="ce1" office:value-type="string" calcext:value-type="string">
            <text:p>JOB CONTEXT</text:p>
          </table:table-cell>
          <table:table-cell table:style-name="ce1" office:value-type="string" calcext:value-type="string">
            <text:p>EMPLOYMENT STATUS</text:p>
          </table:table-cell>
          <table:table-cell table:style-name="ce1" office:value-type="string" calcext:value-type="string">
            <text:p>EXPERIENCE</text:p>
          </table:table-cell>
          <table:table-cell table:style-name="ce1" office:value-type="string" calcext:value-type="string">
            <text:p>GENDER</text:p>
          </table:table-cell>
          <table:table-cell table:style-name="ce1" office:value-type="string" calcext:value-type="string">
            <text:p>AGE</text:p>
          </table:table-cell>
          <table:table-cell table:style-name="ce1" office:value-type="string" calcext:value-type="string">
            <text:p>JOB LOCATION</text:p>
          </table:table-cell>
          <table:table-cell table:style-name="ce1" office:value-type="string" calcext:value-type="string">
            <text:p>EDUCATIONAL REQUIREMENTS</text:p>
          </table:table-cell>
          <table:table-cell table:style-name="ce1" office:value-type="string" calcext:value-type="string">
            <text:p>ADDITIONAL REQUIREMENTS</text:p>
          </table:table-cell>
          <table:table-cell table:style-name="ce1" office:value-type="string" calcext:value-type="string">
            <text:p>SALARY</text:p>
          </table:table-cell>
          <table:table-cell table:style-name="ce1" office:value-type="string" calcext:value-type="string">
            <text:p>COMPENSATION &amp; AND OTHER BENEFITS</text:p>
          </table:table-cell>
          <table:table-cell table:style-name="ce1" office:value-type="string" calcext:value-type="string">
            <text:p>PUBLISHED ON</text:p>
          </table:table-cell>
          <table:table-cell table:style-name="ce1" office:value-type="string" calcext:value-type="string">
            <text:p>APPLICATION DEADLINE</text:p>
          </table:table-cell>
          <table:table-cell table:style-name="ce1" table:number-columns-repeated="1008"/>
        </table:table-row>
        <table:table-row table:style-name="ro2">
          <table:table-cell office:value-type="string" calcext:value-type="string">
            <text:p>PHP/ Web Developer</text:p>
          </table:table-cell>
          <table:table-cell office:value-type="string" calcext:value-type="string">
            <text:p>Swosti Limited </text:p>
          </table:table-cell>
          <table:table-cell office:value-type="string" calcext:value-type="string">
            <text:p/>
            <text:p>                                                                Not specific</text:p>
            <text:p>                                                                </text:p>
          </table:table-cell>
          <table:table-cell office:value-type="string" calcext:value-type="string">
            <text:p/>
            <text:p>                                                            Should be capable to complete a project in PHP by yourself as a core developer</text:p>
            <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2 year(s)</text:p>
            <text:p>                                                                    </text:p>
          </table:table-cell>
          <table:table-cell table:number-columns-repeated="2"/>
          <table:table-cell office:value-type="string" calcext:value-type="string">
            <text:p/>
            <text:p>Â Dhaka</text:p>
            <text:p>                                                                    </text:p>
          </table:table-cell>
          <table:table-cell office:value-type="string" calcext:value-type="string">
            <text:p/>
            <text:p>Graduation / Masters preferably in CSE, Mathematics, Accounting, Physics from any reputed universities.</text:p>
            <text:p>Educational qualification will be relaxed for the candidates having strong professional skill.</text:p>
            <text:p/>
          </table:table-cell>
          <table:table-cell office:value-type="string" calcext:value-type="string">
            <text:p/>
            <text:p>Highly proficient in any PHP Frameworks. </text:p>
            <text:p>Solid understanding in OOP, Data Structure &amp; MySQL. </text:p>
            <text:p>Demonstrable knowledge of web technologies including HTML, CSS, Javascript, Vue, Bootstrap etc. </text:p>
            <text:p>Should have good knowledge in database design and queries. </text:p>
            <text:p>Will have to work on multiple projects individually or as a part of the team. </text:p>
            <text:p>Excellent analytical, problem solving and decision-making skills. </text:p>
            <text:p>Should be willing to learn new applications and work in highly challenging, creative projects. </text:p>
            <text:p>Good Communication Skills and Positive Attitude are MUST </text:p>
            <text:p>Should be familiar in both operating systems - Linux &amp; Windows</text:p>
            <text:p/>
          </table:table-cell>
          <table:table-cell office:value-type="string" calcext:value-type="string">
            <text:p/>
            <text:p>Â Negotiable</text:p>
            <text:p>                                                                    </text:p>
          </table:table-cell>
          <table:table-cell office:value-type="string" calcext:value-type="string">
            <text:p/>
            <text:p>Yearly two festival bonuses. (Applicable after 6 months of joining.) </text:p>
            <text:p>Performance based yearly salary increment. </text:p>
            <text:p>Refreshment facilities. </text:p>
            <text:p>Friendly working environment.</text:p>
            <text:p/>
          </table:table-cell>
          <table:table-cell office:value-type="string" calcext:value-type="string">
            <text:p/>
            <text:p>Â Oct 22, 2019</text:p>
            <text:p>                                                                        </text:p>
          </table:table-cell>
          <table:table-cell office:value-type="string" calcext:value-type="string">
            <text:p/>
            <text:p>Â Nov 20, 2019</text:p>
            <text:p>                                                                        </text:p>
          </table:table-cell>
          <table:table-cell table:number-columns-repeated="1008"/>
        </table:table-row>
        <table:table-row table:style-name="ro3">
          <table:table-cell office:value-type="string" calcext:value-type="string">
            <text:p>Team Lead (JAVA)</text:p>
          </table:table-cell>
          <table:table-cell office:value-type="string" calcext:value-type="string">
            <text:p>Synesis IT </text:p>
          </table:table-cell>
          <table:table-cell office:value-type="string" calcext:value-type="string">
            <text:p/>
            <text:p>                                                                03</text:p>
            <text:p>                                                                </text:p>
          </table:table-cell>
          <table:table-cell office:value-type="string" calcext:value-type="string">
            <text:p/>
            <text:p>Software Development and Software Implementation.</text:p>
            <text:p>Architect &amp; Design scalable solutions.</text:p>
            <text:p>Guide and ensure that the designs are aligned to the overall architecture.</text:p>
            <text:p>3+ years of experience in team management is must.</text:p>
            <text:p>Excellent capability of writing complex programming.</text:p>
            <text:p>Experience to write a complex query is required.</text:p>
            <text:p>Deep functional knowledge and hands-on experience with Web Services (REST, SOAP etc.) is mandatory.</text:p>
            <text:p>Experience on Payment Gateway integration is plus.</text:p>
            <text:p>Review, test and debug team members' code.</text:p>
            <text:p>Work closely with the DevOps resources to enhance CI/CD process.</text:p>
            <text:p>Maintain schedule of product releases with team members and other teams.</text:p>
            <text:p>Easily recognizes system deficiencies and implement effective solutions.</text:p>
            <text:p>Understands complex database concepts and effectively employs different database design techniques.</text:p>
            <text:p>Professional experience on HTML/HTML5, CSS/CSS3, Sass, Bootstrap, JavaScript and JQuery.</text:p>
            <text:p>Should have sound knowledge in the following area(s): Web 2.0 concept including AJAX &amp; JSON etc.</text:p>
            <text:p>Self-motivated and open to accept ideas from team members.</text:p>
            <text:p>Strong Knowledge about API Integration System.</text:p>
            <text:p>Knowledge in Agile-SCRUM is necessary.</text:p>
            <text:p>Clear understanding in OOP and OOAD.</text:p>
            <text:p>Implement SDLC and coordinate with other members of the team.</text:p>
            <text:p>Good understanding on GIT.</text:p>
            <text:p>Good knowledge in SOA / Microservices will be an advantage.</text:p>
            <text:p>Should be prepared to work under pressure.</text:p>
            <text:p>Committed to meet deadline strictly.</text:p>
            <text:p>Dynamic, self-driven, proactive, energetic and target oriented to achieve the goal.</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6 year(s)</text:p>
            <text:p>                                                                    </text:p>
          </table:table-cell>
          <table:table-cell table:number-columns-repeated="2"/>
          <table:table-cell office:value-type="string" calcext:value-type="string">
            <text:p/>
            <text:p>Â Anywhere in Bangladesh</text:p>
            <text:p>                                                                    </text:p>
          </table:table-cell>
          <table:table-cell office:value-type="string" calcext:value-type="string">
            <text:p/>
            <text:p>B.Sc / M.Sc in Computer Science or equivalent from any reputed University.</text:p>
            <text:p/>
          </table:table-cell>
          <table:table-cell office:value-type="string" calcext:value-type="string">
            <text:p/>
            <text:p>The applicants should have experience in the following area(s): Technical Lead (Software)</text:p>
            <text:p>The applicants should have experience in the following business area(s): Software Company</text:p>
            <text:p>Languages: JAVA (Full stack) and Database Knowledge: PostgreSQL.</text:p>
            <text:p>Age at most 40 years.</text:p>
            <text:p>Both males and females are allowed to apply.</text:p>
            <text:p>Knowledge in Jenkins - CI/CT/CD, Kubernetes, Docker Registry, ELK Stack, Nginx, Microservices Architecture, Java Spring-Boot, Message Queue (RabbitMQ), Angular 6 (Type Script) and Jasper Reporting Tools.</text:p>
            <text:p>Candidate having experience in large-scale software development project will get additional point.</text:p>
            <text:p/>
          </table:table-cell>
          <table:table-cell office:value-type="string" calcext:value-type="string">
            <text:p/>
            <text:p>Â Negotiable</text:p>
            <text:p>                                                                    </text:p>
          </table:table-cell>
          <table:table-cell office:value-type="string" calcext:value-type="string">
            <text:p/>
            <text:p>As per company policy. Career development &amp; growth opportunities through extensive on-job training and professional training. Employment benefits include festival bonuses, insurance coverage etc. Yearly increment based on performance.</text:p>
            <text:p/>
          </table:table-cell>
          <table:table-cell office:value-type="string" calcext:value-type="string">
            <text:p/>
            <text:p>Â Oct 22, 2019</text:p>
            <text:p>                                                                        </text:p>
          </table:table-cell>
          <table:table-cell office:value-type="string" calcext:value-type="string">
            <text:p/>
            <text:p>Â Nov 20, 2019</text:p>
            <text:p>                                                                        </text:p>
          </table:table-cell>
          <table:table-cell table:number-columns-repeated="1008"/>
        </table:table-row>
        <table:table-row table:style-name="ro4">
          <table:table-cell office:value-type="string" calcext:value-type="string">
            <text:p>Sr. Software Developer (JAVA)</text:p>
          </table:table-cell>
          <table:table-cell office:value-type="string" calcext:value-type="string">
            <text:p>Synesis IT </text:p>
          </table:table-cell>
          <table:table-cell office:value-type="string" calcext:value-type="string">
            <text:p/>
            <text:p>                                                                04</text:p>
            <text:p>                                                                </text:p>
          </table:table-cell>
          <table:table-cell office:value-type="string" calcext:value-type="string">
            <text:p/>
            <text:p>Software Analysis &amp; Design, Software Development and Software Implementation.</text:p>
            <text:p>Excellent capability of writing complex programming.</text:p>
            <text:p>Knowledge in Agile-SCRUM is necessary.</text:p>
            <text:p>Clear understanding in OOP and OOAD.</text:p>
            <text:p>Identifying and analyzing user requirements.</text:p>
            <text:p>Review,test and debug team members' code.</text:p>
            <text:p>Maintain schedule of product releases with internal teams.</text:p>
            <text:p>Should be prepared to work under pressure.</text:p>
            <text:p>Committed to meet deadline strictly.</text:p>
            <text:p>Easily recognizes system deficiencies and implement effective solutions.</text:p>
            <text:p>Understands complex database concepts and effectively employs different database design techniques.</text:p>
            <text:p>Implement SDLC and coordinate with other members of the team.</text:p>
            <text:p>Good understanding on GIT.</text:p>
            <text:p>Good knowledge in SOA / Microservices will be an advantage.</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4 to 6 year(s)</text:p>
            <text:p>                                                                    </text:p>
          </table:table-cell>
          <table:table-cell table:number-columns-repeated="2"/>
          <table:table-cell office:value-type="string" calcext:value-type="string">
            <text:p/>
            <text:p>Â Dhaka</text:p>
            <text:p>                                                                    </text:p>
          </table:table-cell>
          <table:table-cell office:value-type="string" calcext:value-type="string">
            <text:p/>
            <text:p>B.Sc/ M.Sc in Computer Science or equivalent from any reputed University.</text:p>
            <text:p/>
          </table:table-cell>
          <table:table-cell office:value-type="string" calcext:value-type="string">
            <text:p/>
            <text:p>Languages: JAVA (Full stack).</text:p>
            <text:p>Database Knowledge: PostgreSQL.</text:p>
            <text:p>Age N/A</text:p>
            <text:p>Both males and females are allowed to apply.</text:p>
            <text:p>Jenkins - CI/CT/CD, Kubernetes, Docker Registry, ELK Stack, Nginx, Microservices Architecture, Java Spring-Boot, Message Queue (RabbitMQ), Angular 6 (Type Script) and Jasper Reporting Tools.</text:p>
            <text:p>Candidate having experience in large-scale software development project will get additional point.</text:p>
            <text:p/>
          </table:table-cell>
          <table:table-cell office:value-type="string" calcext:value-type="string">
            <text:p/>
            <text:p>Â Negotiable</text:p>
            <text:p>                                                                    </text:p>
          </table:table-cell>
          <table:table-cell office:value-type="string" calcext:value-type="string">
            <text:p/>
            <text:p>As per company policy.</text:p>
            <text:p>Career development &amp; growth opportunities through extensive on-job training and professional training.</text:p>
            <text:p>Employment benefits include festival bonuses, insurance coverage etc.</text:p>
            <text:p>Yearly increment based on performance.</text:p>
            <text:p/>
          </table:table-cell>
          <table:table-cell office:value-type="string" calcext:value-type="string">
            <text:p/>
            <text:p>Â Oct 22, 2019</text:p>
            <text:p>                                                                        </text:p>
          </table:table-cell>
          <table:table-cell office:value-type="string" calcext:value-type="string">
            <text:p/>
            <text:p>Â Nov 20, 2019</text:p>
            <text:p>                                                                        </text:p>
          </table:table-cell>
          <table:table-cell table:number-columns-repeated="1008"/>
        </table:table-row>
        <table:table-row table:style-name="ro5">
          <table:table-cell office:value-type="string" calcext:value-type="string">
            <text:p>System Analyst</text:p>
          </table:table-cell>
          <table:table-cell office:value-type="string" calcext:value-type="string">
            <text:p>Synesis IT </text:p>
          </table:table-cell>
          <table:table-cell office:value-type="string" calcext:value-type="string">
            <text:p/>
            <text:p>                                                                05</text:p>
            <text:p>                                                                </text:p>
          </table:table-cell>
          <table:table-cell office:value-type="string" calcext:value-type="string">
            <text:p/>
            <text:p>Writing software requirements specifications (SRS), User Manual and other analysis works.</text:p>
            <text:p>Experience in analyzing Human Resource, Accounts, Budget and/or Audit Management is a plus.</text:p>
            <text:p>Excellent capability to translate complex client requirement to technical implementation.</text:p>
            <text:p>Very good understanding of UML and BPMN.</text:p>
            <text:p>Assist the project manager/technical manager by managing client expectations through careful and proactive communications regarding requirements and changes.</text:p>
            <text:p>Working closely with colleagues, developers, testers and a variety of end users to ensure technical compatibility and user satisfaction.</text:p>
            <text:p>Excellent capability of Data Analysis.</text:p>
            <text:p>Manage change document.</text:p>
            <text:p>Excellent capability of fitting requirements with UI/UX.</text:p>
            <text:p>Manage meeting minutes.</text:p>
            <text:p>Manage initial requirements gathering in Excel / Word and then in automated prototype.</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8 year(s)</text:p>
            <text:p>                                                                    </text:p>
          </table:table-cell>
          <table:table-cell table:number-columns-repeated="2"/>
          <table:table-cell office:value-type="string" calcext:value-type="string">
            <text:p/>
            <text:p>Â Anywhere in Bangladesh</text:p>
            <text:p>                                                                    </text:p>
          </table:table-cell>
          <table:table-cell office:value-type="string" calcext:value-type="string">
            <text:p/>
            <text:p>B.Sc / M.Sc in Computer Science or equivalent from any reputed University.</text:p>
            <text:p/>
          </table:table-cell>
          <table:table-cell office:value-type="string" calcext:value-type="string">
            <text:p/>
            <text:p>The applicants should have experience in the following area(s): System Analyst</text:p>
            <text:p>The applicants should have experience in the following business area(s): Software Company</text:p>
            <text:p>Proven experience in Public Sector and/or Large Corporates in similar position at-least for 5 years is mandatory.</text:p>
            <text:p>Age N/A</text:p>
            <text:p>Both males and females are allowed to apply.</text:p>
            <text:p>Candidate having experience in large-scale software development project will get additional point.</text:p>
            <text:p/>
          </table:table-cell>
          <table:table-cell office:value-type="string" calcext:value-type="string">
            <text:p/>
            <text:p>Â Negotiable</text:p>
            <text:p>                                                                    </text:p>
          </table:table-cell>
          <table:table-cell office:value-type="string" calcext:value-type="string">
            <text:p/>
            <text:p>As per company policy.Career development &amp; growth opportunities through extensive on-job training and professional training. Employment benefits include festival bonuses, insurance coverage etc.Yearly increment based on performance.</text:p>
            <text:p/>
          </table:table-cell>
          <table:table-cell office:value-type="string" calcext:value-type="string">
            <text:p/>
            <text:p>Â Oct 22, 2019</text:p>
            <text:p>                                                                        </text:p>
          </table:table-cell>
          <table:table-cell office:value-type="string" calcext:value-type="string">
            <text:p/>
            <text:p>Â Nov 20, 2019</text:p>
            <text:p>                                                                        </text:p>
          </table:table-cell>
          <table:table-cell table:number-columns-repeated="1008"/>
        </table:table-row>
        <table:table-row table:style-name="ro6">
          <table:table-cell office:value-type="string" calcext:value-type="string">
            <text:p>Officer (IT)</text:p>
          </table:table-cell>
          <table:table-cell office:value-type="string" calcext:value-type="string">
            <text:p>Gateway Equity Resources Ltd. </text:p>
          </table:table-cell>
          <table:table-cell office:value-type="string" calcext:value-type="string">
            <text:p/>
            <text:p>                                                                Not specific</text:p>
            <text:p>                                                                </text:p>
          </table:table-cell>
          <table:table-cell office:value-type="string" calcext:value-type="string">
            <text:p/>
            <text:p>Ensure the proper operation of all IT system in Head Office &amp; Branches.</text:p>
            <text:p>Look after Hardware and software system of the IT device of the company</text:p>
            <text:p>Provide support to all users for internet facility, desktop, laptop, printer, scanner, e-mail, Iphone &amp; Ipad.</text:p>
            <text:p>Provide IT related different supports as &amp; when required</text:p>
            <text:p>Maintenance DSE FlexTP software (CCD, Admin &amp; Dealers Terminals).</text:p>
            <text:p>Smoothly operate the Central Depository Bangladesh Ltd (CDBL) software.</text:p>
            <text:p>Able to operate Share Management software.</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3 to 6 year(s)</text:p>
            <text:p>                                                                    </text:p>
          </table:table-cell>
          <table:table-cell table:number-columns-repeated="2"/>
          <table:table-cell office:value-type="string" calcext:value-type="string">
            <text:p/>
            <text:p>Â Dhaka</text:p>
            <text:p>                                                                    </text:p>
          </table:table-cell>
          <table:table-cell office:value-type="string" calcext:value-type="string">
            <text:p/>
            <text:p>Graduation with Diploma in Computer Application.</text:p>
            <text:p/>
          </table:table-cell>
          <table:table-cell office:value-type="string" calcext:value-type="string">
            <text:p><text:s/></text:p>
          </table:table-cell>
          <table:table-cell office:value-type="string" calcext:value-type="string">
            <text:p/>
            <text:p>Â Negotiable</text:p>
            <text:p>                                                                    </text:p>
          </table:table-cell>
          <table:table-cell/>
          <table:table-cell office:value-type="string" calcext:value-type="string">
            <text:p/>
            <text:p>Â Oct 21, 2019</text:p>
            <text:p>                                                                        </text:p>
          </table:table-cell>
          <table:table-cell office:value-type="string" calcext:value-type="string">
            <text:p/>
            <text:p>Â Nov 20, 2019</text:p>
            <text:p>                                                                        </text:p>
          </table:table-cell>
          <table:table-cell table:number-columns-repeated="1008"/>
        </table:table-row>
        <table:table-row table:style-name="ro7">
          <table:table-cell office:value-type="string" calcext:value-type="string">
            <text:p>Country Manager (Overseas Operation)</text:p>
          </table:table-cell>
          <table:table-cell office:value-type="string" calcext:value-type="string">
            <text:p>Mobile Outfitters Bangladesh </text:p>
          </table:table-cell>
          <table:table-cell office:value-type="string" calcext:value-type="string">
            <text:p/>
            <text:p>                                                                1</text:p>
            <text:p>                                                                </text:p>
          </table:table-cell>
          <table:table-cell office:value-type="string" calcext:value-type="string">
            <text:p/>
            <text:p>Report to the Board of Directors;</text:p>
            <text:p>    Effectively lead and manage the business development, branding, market penetration and distribution in Singapore, Thailand and Sri Lanka markets;</text:p>
            <text:p>    Understand the market trend in those countries and carry out excellent customer's relationship management to meet different markets' and customers' changing needs in a competitive approach;</text:p>
            <text:p>    Set up sales strategies and targets for different groups of customers and sales regions including those countries;</text:p>
            <text:p>    Set up and implement product development strategies for computer-related and mobile-related electronic products and accessorie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7 year(s)</text:p>
            <text:p>                                                                    </text:p>
          </table:table-cell>
          <table:table-cell office:value-type="string" calcext:value-type="string">
            <text:p/>
            <text:p>Â Only males are allowed to apply</text:p>
            <text:p>                                                                    </text:p>
          </table:table-cell>
          <table:table-cell office:value-type="string" calcext:value-type="string">
            <text:p/>
            <text:p>Â Age at least 35 years</text:p>
            <text:p>                                                                    </text:p>
          </table:table-cell>
          <table:table-cell office:value-type="string" calcext:value-type="string">
            <text:p/>
            <text:p>Â Dhaka</text:p>
            <text:p>                                                                    </text:p>
          </table:table-cell>
          <table:table-cell office:value-type="string" calcext:value-type="string">
            <text:p/>
            <text:p>Master of Business Administration (MBA)</text:p>
            <text:p/>
          </table:table-cell>
          <table:table-cell office:value-type="string" calcext:value-type="string">
            <text:p/>
            <text:p>Age at least 35 years </text:p>
            <text:p>Only males are allowed to apply</text:p>
            <text:p>Degree holder or above in marketing or related discipline;</text:p>
            <text:p>    With solid experience in business development, branding and marketing in mobile accessories;</text:p>
            <text:p>    A mature leader, independent, pro-active, well-organized, creative, and result-oriented;</text:p>
            <text:p>    Strong business acumen, analytical, problems solving, and negotiation skills;</text:p>
            <text:p>    Possess knowledge and experience in product development and product promotion, preferably in computer-related and mobile-related electronic products and accessories;</text:p>
            <text:p>    Familiar with both suppliers' side and distributors' side for mobile products in Singapore /Sri Lanka and Thailand;</text:p>
            <text:p>    Strong interpersonal and communication skills and good command of written and spoken English</text:p>
            <text:p/>
          </table:table-cell>
          <table:table-cell office:value-type="string" calcext:value-type="string">
            <text:p/>
            <text:p>Â Negotiable</text:p>
            <text:p>                                                                    </text:p>
          </table:table-cell>
          <table:table-cell/>
          <table:table-cell office:value-type="string" calcext:value-type="string">
            <text:p/>
            <text:p>Â Oct 21, 2019</text:p>
            <text:p>                                                                        </text:p>
          </table:table-cell>
          <table:table-cell office:value-type="string" calcext:value-type="string">
            <text:p/>
            <text:p>Â Nov 20, 2019</text:p>
            <text:p>                                                                        </text:p>
          </table:table-cell>
          <table:table-cell table:number-columns-repeated="1008"/>
        </table:table-row>
        <table:table-row table:style-name="ro8">
          <table:table-cell office:value-type="string" calcext:value-type="string">
            <text:p>PHP Developer/ Programmer</text:p>
          </table:table-cell>
          <table:table-cell office:value-type="string" calcext:value-type="string">
            <text:p>Bonanza Group </text:p>
          </table:table-cell>
          <table:table-cell office:value-type="string" calcext:value-type="string">
            <text:p/>
            <text:p>                                                                Not specific</text:p>
            <text:p>                                                                </text:p>
          </table:table-cell>
          <table:table-cell office:value-type="string" calcext:value-type="string">
            <text:p/>
            <text:p>OOP, PHP, PHP-PDO, MySQL, JavaScript, javascript, Restful web Services Experts</text:p>
            <text:p>Good knowledge in Database</text:p>
            <text:p>Experienced in SQL queries.</text:p>
            <text:p>Highly skilled in Responsive websites development.</text:p>
            <text:p>Highly skilled in Bootstrap, HTML5, CSS3,javascript</text:p>
            <text:p>Collaborate with team-members to solve challenging problems/issues</text:p>
            <text:p>Continuously learn newer trends, tools, and technologies relevant to your work</text:p>
            <text:p>Concept on UI Design &amp; UI Components</text:p>
            <text:p>Concept on XML Parsing JSON Parsing</text:p>
            <text:p>Concept on Network Connectivity Service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2 to 5 year(s)</text:p>
            <text:p>                                                                    </text:p>
          </table:table-cell>
          <table:table-cell office:value-type="string" calcext:value-type="string">
            <text:p/>
            <text:p>Â Only males are allowed to apply</text:p>
            <text:p>                                                                    </text:p>
          </table:table-cell>
          <table:table-cell office:value-type="string" calcext:value-type="string">
            <text:p/>
            <text:p>Â Age 25 to 30 years</text:p>
            <text:p>                                                                    </text:p>
          </table:table-cell>
          <table:table-cell office:value-type="string" calcext:value-type="string">
            <text:p/>
            <text:p>Â Dhaka</text:p>
            <text:p>                                                                    </text:p>
          </table:table-cell>
          <table:table-cell office:value-type="string" calcext:value-type="string">
            <text:p/>
            <text:p>Bachelor of Science (BSc) in Computer Science  Engineering</text:p>
            <text:p/>
          </table:table-cell>
          <table:table-cell office:value-type="string" calcext:value-type="string">
            <text:p/>
            <text:p>Age 25 to 30 years </text:p>
            <text:p>Only males are allowed to apply</text:p>
            <text:p/>
          </table:table-cell>
          <table:table-cell office:value-type="string" calcext:value-type="string">
            <text:p/>
            <text:p>Â Negotiable</text:p>
            <text:p>                                                                    </text:p>
          </table:table-cell>
          <table:table-cell office:value-type="string" calcext:value-type="string">
            <text:p/>
            <text:p>Profit shareLunch Facilities: Full SubsidizeFestival Bonus: 2</text:p>
            <text:p/>
          </table:table-cell>
          <table:table-cell office:value-type="string" calcext:value-type="string">
            <text:p/>
            <text:p>Â Oct 21, 2019</text:p>
            <text:p>                                                                        </text:p>
          </table:table-cell>
          <table:table-cell office:value-type="string" calcext:value-type="string">
            <text:p/>
            <text:p>Â Nov 20, 2019</text:p>
            <text:p>                                                                        </text:p>
          </table:table-cell>
          <table:table-cell table:number-columns-repeated="1008"/>
        </table:table-row>
        <table:table-row table:style-name="ro8">
          <table:table-cell office:value-type="string" calcext:value-type="string">
            <text:p>Software Engineer</text:p>
          </table:table-cell>
          <table:table-cell office:value-type="string" calcext:value-type="string">
            <text:p>Instalogic </text:p>
          </table:table-cell>
          <table:table-cell office:value-type="string" calcext:value-type="string">
            <text:p/>
            <text:p>                                                                02</text:p>
            <text:p>                                                                </text:p>
          </table:table-cell>
          <table:table-cell office:value-type="string" calcext:value-type="string">
            <text:p/>
            <text:p>Develop, Test, Deploy maintain and improve web applications</text:p>
            <text:p>Advanced programming Skill in PHP or Python </text:p>
            <text:p>Experience at least one php framework Cakephp, Laravel, Zend etc. or Django </text:p>
            <text:p>Experience with cloud-based infrastructure and platform services</text:p>
            <text:p>Experience with AngularJS, jQuery or React etc. </text:p>
            <text:p>Experience with MySQL, MongoDB, PostgreSQL.  </text:p>
            <text:p>Ability to express ideas clearly within the team</text:p>
            <text:p>Knowledge in open source product like Wordpress/ Magento/ osCommerce etc.</text:p>
            <text:p>Good Knowledge in XHTML, CSS, HTML5 etc. </text:p>
            <text:p>Should have experience in integrating 3rd party APIs like Google map, payment gateways, service APIs etc</text:p>
            <text:p>Should have knowledge working in Linux Environment</text:p>
            <text:p>Manage individual project priorities, deadlines and deliverables.</text:p>
            <text:p/>
          </table:table-cell>
          <table:table-cell office:value-type="string" calcext:value-type="string">
            <text:p/>
            <text:p>                                                            We are looking for a talented and experienced (2+ years) PHP developer, who able to work on any kind of php framework. The developer should work with AngularJS/ReactJS/VueJS. Having knowledge in Python is good for future project.</text:p>
            <text:p>                                                        </text:p>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Both males and females are allowed to apply</text:p>
            <text:p>                                                                    </text:p>
          </table:table-cell>
          <table:table-cell office:value-type="string" calcext:value-type="string">
            <text:p/>
            <text:p>Â Age at most 40 years</text:p>
            <text:p>                                                                    </text:p>
          </table:table-cell>
          <table:table-cell office:value-type="string" calcext:value-type="string">
            <text:p/>
            <text:p>Â Dhaka</text:p>
            <text:p>                                                                    </text:p>
          </table:table-cell>
          <table:table-cell office:value-type="string" calcext:value-type="string">
            <text:p/>
            <text:p>Bachelor/ Master Degree from recognized Institute.</text:p>
            <text:p/>
          </table:table-cell>
          <table:table-cell office:value-type="string" calcext:value-type="string">
            <text:p/>
            <text:p>Age at most 40 years </text:p>
            <text:p>Both males and females are allowed to apply</text:p>
            <text:p>Knowledge in Git, Docker is plus.</text:p>
            <text:p>Good understanding of requirements analysis and database design.</text:p>
            <text:p>Team player with excellent English Communication skills</text:p>
            <text:p>Must be able to handle multiple projects and deadline</text:p>
            <text:p>Technical blog or open source contribution will be considered as added advantage.</text:p>
            <text:p/>
          </table:table-cell>
          <table:table-cell office:value-type="string" calcext:value-type="string">
            <text:p/>
            <text:p>Â Negotiable</text:p>
            <text:p>                                                                    </text:p>
          </table:table-cell>
          <table:table-cell office:value-type="string" calcext:value-type="string">
            <text:p/>
            <text:p>Weekly 2 holidaysLunch Facilities: Full SubsidizeSalary Review: YearlyFestival Bonus: 2Excellent environment to learn</text:p>
            <text:p>Other benefits as per company policy</text:p>
            <text:p/>
          </table:table-cell>
          <table:table-cell office:value-type="string" calcext:value-type="string">
            <text:p/>
            <text:p>Â Oct 21, 2019</text:p>
            <text:p>                                                                        </text:p>
          </table:table-cell>
          <table:table-cell office:value-type="string" calcext:value-type="string">
            <text:p/>
            <text:p>Â Nov 20, 2019</text:p>
            <text:p>                                                                        </text:p>
          </table:table-cell>
          <table:table-cell table:number-columns-repeated="1008"/>
        </table:table-row>
        <table:table-row table:style-name="ro9">
          <table:table-cell office:value-type="string" calcext:value-type="string">
            <text:p>Backend Developer</text:p>
          </table:table-cell>
          <table:table-cell office:value-type="string" calcext:value-type="string">
            <text:p>Third Wave Technologies Limited </text:p>
          </table:table-cell>
          <table:table-cell office:value-type="string" calcext:value-type="string">
            <text:p/>
            <text:p>                                                                01</text:p>
            <text:p>                                                                </text:p>
          </table:table-cell>
          <table:table-cell office:value-type="string" calcext:value-type="string">
            <text:p/>
            <text:p>Integration of user-facing elements developed by front-end developers.</text:p>
            <text:p>Build efficient, testable, and reusable PHP modules.</text:p>
            <text:p>Solve complex performance problems and architectural challenges.</text:p>
            <text:p>Integration of data storage solutions (may include databases, key-value stores, blob stores, etc.).</text:p>
            <text:p/>
          </table:table-cell>
          <table:table-cell office:value-type="string" calcext:value-type="string">
            <text:p/>
            <text:p>                                                            We are looking for a Lead Backend (PHP) Developer responsible for managing back-end services and the interchange of data between the server and the users. Your primary focus will be the development of all server-side logic, definition and maintenance of the central database, and ensuring high performance and responsiveness to requests from the front-end. You will also be responsible for integrating the front-end elements built by your co-workers into the application. Therefore, a basic understanding of front-end technologies is necessary as well.</text:p>
            <text:p>                                                        </text:p>
          </table:table-cell>
          <table:table-cell office:value-type="string" calcext:value-type="string">
            <text:p/>
            <text:p>                                                                Full-time</text:p>
            <text:p>                                                            </text:p>
          </table:table-cell>
          <table:table-cell office:value-type="string" calcext:value-type="string">
            <text:p/>
            <text:p>Â 5 to 10 year(s)</text:p>
            <text:p>                                                                    </text:p>
          </table:table-cell>
          <table:table-cell office:value-type="string" calcext:value-type="string">
            <text:p/>
            <text:p>Â Both males and females are allowed to apply</text:p>
            <text:p>                                                                    </text:p>
          </table:table-cell>
          <table:table-cell office:value-type="string" calcext:value-type="string">
            <text:p/>
            <text:p>Â Age 28 to 35 years</text:p>
            <text:p>                                                                    </text:p>
          </table:table-cell>
          <table:table-cell office:value-type="string" calcext:value-type="string">
            <text:p/>
            <text:p>Â Anywhere in Bangladesh</text:p>
            <text:p>                                                                    </text:p>
          </table:table-cell>
          <table:table-cell office:value-type="string" calcext:value-type="string">
            <text:p/>
            <text:p>Bachelor of Science (BSc) in Computer Science  Engineering</text:p>
            <text:p>Skills Required:  MySQL and MVC framework,  PHP, Angular.js, HTML5 &amp; CSS3, Node.js, Vue.js</text:p>
            <text:p/>
          </table:table-cell>
          <table:table-cell office:value-type="string" calcext:value-type="string">
            <text:p/>
            <text:p>Age 28 to 35 years </text:p>
            <text:p>Both males and females are allowed to apply</text:p>
            <text:p>Excellent presentation and communication skill both in English and in Bengali </text:p>
            <text:p>Analytical and planning skills</text:p>
            <text:p>Ability to priorities own workload and work independently and commitment to meet deadlines</text:p>
            <text:p>Excellent interpersonal skills, able to work as part of a multi-disciplined, multi-cultural team</text:p>
            <text:p>Maintain confidentiality in all area of work</text:p>
            <text:p/>
          </table:table-cell>
          <table:table-cell office:value-type="string" calcext:value-type="string">
            <text:p/>
            <text:p>Â Negotiable</text:p>
            <text:p>                                                                    </text:p>
          </table:table-cell>
          <table:table-cell office:value-type="string" calcext:value-type="string">
            <text:p/>
            <text:p>Lunch Facilities: Full SubsidizeFestival Bonus: 2Attractive remuneration package will be offered to the finally selected candidate according to company policy.</text:p>
            <text:p/>
          </table:table-cell>
          <table:table-cell office:value-type="string" calcext:value-type="string">
            <text:p/>
            <text:p>Â Oct 21, 2019</text:p>
            <text:p>                                                                        </text:p>
          </table:table-cell>
          <table:table-cell office:value-type="string" calcext:value-type="string">
            <text:p/>
            <text:p>Â Nov 7, 2019</text:p>
            <text:p>                                                                        </text:p>
          </table:table-cell>
          <table:table-cell table:number-columns-repeated="1008"/>
        </table:table-row>
        <table:table-row table:style-name="ro2">
          <table:table-cell office:value-type="string" calcext:value-type="string">
            <text:p>Sr. Software Developer (iOS)</text:p>
          </table:table-cell>
          <table:table-cell office:value-type="string" calcext:value-type="string">
            <text:p>SIMEC System Limited </text:p>
          </table:table-cell>
          <table:table-cell office:value-type="string" calcext:value-type="string">
            <text:p/>
            <text:p>                                                                02</text:p>
            <text:p>                                                                </text:p>
          </table:table-cell>
          <table:table-cell office:value-type="string" calcext:value-type="string">
            <text:p/>
            <text:p>Manages projects with timely deadlines.</text:p>
            <text:p>Write clear, concise and well documented code.</text:p>
            <text:p>Communicates frequently with management; detailing progress on the development effort.</text:p>
            <text:p>Evaluates and implements changes to tools and modules based on the needs of the client.</text:p>
            <text:p/>
          </table:table-cell>
          <table:table-cell office:value-type="string" calcext:value-type="string">
            <text:p/>
            <text:p>                                                            Job Location : Uttara Sector 12, Dhaka</text:p>
            <text:p>                                                        </text:p>
          </table:table-cell>
          <table:table-cell office:value-type="string" calcext:value-type="string">
            <text:p/>
            <text:p>                                                                Full-time</text:p>
            <text:p>                                                            </text:p>
          </table:table-cell>
          <table:table-cell office:value-type="string" calcext:value-type="string">
            <text:p/>
            <text:p>Â At least 3 year(s)</text:p>
            <text:p>                                                                    </text:p>
          </table:table-cell>
          <table:table-cell office:value-type="string" calcext:value-type="string">
            <text:p/>
            <text:p>Â Both males and females are allowed to apply</text:p>
            <text:p>                                                                    </text:p>
          </table:table-cell>
          <table:table-cell office:value-type="string" calcext:value-type="string">
            <text:p/>
            <text:p>Â Age at least 25 years</text:p>
            <text:p>                                                                    </text:p>
          </table:table-cell>
          <table:table-cell office:value-type="string" calcext:value-type="string">
            <text:p/>
            <text:p>Â Anywhere in Bangladesh</text:p>
            <text:p>                                                                    </text:p>
          </table:table-cell>
          <table:table-cell office:value-type="string" calcext:value-type="string">
            <text:p/>
            <text:p>Bachelor of Science (BSc) in Computer Science, Bachelor of Science (BSc) in Computer Engineering</text:p>
            <text:p/>
          </table:table-cell>
          <table:table-cell office:value-type="string" calcext:value-type="string">
            <text:p/>
            <text:p>Age at least 25 years </text:p>
            <text:p>Both males and females are allowed to apply</text:p>
            <text:p>3+ years of experience as an iOS developer.</text:p>
            <text:p>Experience with real-time chat application and integration of socket.io</text:p>
            <text:p>Proficiency in Java, Swift and Objective-C.</text:p>
            <text:p>Experienced in developing customer-facing, commercial iOS applications.</text:p>
            <text:p>Deep understanding of iOS frameworks such as Core Data and Core Animation, along with offline storage, threading, and performance tuning.</text:p>
            <text:p>Knowledgeable in consuming RESTful APIs to connect iOS applications to back-end services.</text:p>
            <text:p>Experience with large e-commerce web sites is desirable.</text:p>
            <text:p>Deep understanding of IOS UI frameworks application design, and complex, reactive touch-based UIs</text:p>
            <text:p>Proficient in GUI programming and multithreaded applications</text:p>
            <text:p>Proficient in git</text:p>
            <text:p>Portfolio of apps developed must be provided</text:p>
            <text:p/>
          </table:table-cell>
          <table:table-cell office:value-type="string" calcext:value-type="string">
            <text:p/>
            <text:p>Â Negotiable</text:p>
            <text:p>                                                                    </text:p>
          </table:table-cell>
          <table:table-cell office:value-type="string" calcext:value-type="string">
            <text:p/>
            <text:p>Salary Review: YearlyFestival Bonus: 2</text:p>
            <text:p/>
          </table:table-cell>
          <table:table-cell office:value-type="string" calcext:value-type="string">
            <text:p/>
            <text:p>Â Oct 22, 2019</text:p>
            <text:p>                                                                        </text:p>
          </table:table-cell>
          <table:table-cell office:value-type="string" calcext:value-type="string">
            <text:p/>
            <text:p>Â Nov 21, 2019</text:p>
            <text:p>                                                                        </text:p>
          </table:table-cell>
          <table:table-cell table:number-columns-repeated="1008"/>
        </table:table-row>
        <table:table-row table:style-name="ro10">
          <table:table-cell office:value-type="string" calcext:value-type="string">
            <text:p>Executive (Technical Solutions- CISCO)</text:p>
          </table:table-cell>
          <table:table-cell office:value-type="string" calcext:value-type="string">
            <text:p>FLORA LIMITED </text:p>
          </table:table-cell>
          <table:table-cell office:value-type="string" calcext:value-type="string">
            <text:p/>
            <text:p>                                                                2</text:p>
            <text:p>                                                                </text:p>
          </table:table-cell>
          <table:table-cell office:value-type="string" calcext:value-type="string">
            <text:p/>
            <text:p>Identify opportunities and focus areas for ecommerce within a select set of Cisco's technology portfolio leveraging all of the Volume offers.</text:p>
            <text:p>Giving detailed information about technical specifications and the ways in which they could meet a customer's needs.</text:p>
            <text:p>Identify opportunities and focus areas for Enterprise Networking, Security, Collaboration, Small Business, Meraki and Volume Offers.</text:p>
            <text:p>Select set of Cisco's technology portfolio.</text:p>
            <text:p>Regular interlock and Cisco internally across sales, marketing, operations and the business unit teams.</text:p>
            <text:p>Advice our programs and operations team on process improvements and profitability guidance as it relates to the ecommerce route to market.</text:p>
            <text:p>Understand and provide guidance on offer roadmaps as it relates to the impact on the ecommerce route to market.</text:p>
            <text:p>Be able to articulate trends in the portfolio and relate to knowledge of the industry/competitive pressures and technical/features comparison.</text:p>
            <text:p/>
          </table:table-cell>
          <table:table-cell office:value-type="string" calcext:value-type="string">
            <text:p><text:s/></text:p>
          </table:table-cell>
          <table:table-cell office:value-type="string" calcext:value-type="string">
            <text:p/>
            <text:p>                                                                Full-time</text:p>
            <text:p>                                                            </text:p>
          </table:table-cell>
          <table:table-cell/>
          <table:table-cell office:value-type="string" calcext:value-type="string">
            <text:p/>
            <text:p>Â Only females are allowed to apply</text:p>
            <text:p>                                                                    </text:p>
          </table:table-cell>
          <table:table-cell office:value-type="string" calcext:value-type="string">
            <text:p/>
            <text:p>Â Age 25 to 30 years</text:p>
            <text:p>                                                                    </text:p>
          </table:table-cell>
          <table:table-cell office:value-type="string" calcext:value-type="string">
            <text:p/>
            <text:p>Â Dhaka</text:p>
            <text:p>                                                                    </text:p>
          </table:table-cell>
          <table:table-cell office:value-type="string" calcext:value-type="string">
            <text:p/>
            <text:p>Bachelor of Science in EEE / CSE from Reputed University.</text:p>
            <text:p>Master of Business Administration (MBA) from Reputed University.</text:p>
            <text:p/>
          </table:table-cell>
          <table:table-cell office:value-type="string" calcext:value-type="string">
            <text:p/>
            <text:p>Age 25 to 30 years </text:p>
            <text:p>Only females are allowed to apply</text:p>
            <text:p>Minimum of 1+ years' experience with Technical Sales Market</text:p>
            <text:p/>
          </table:table-cell>
          <table:table-cell office:value-type="string" calcext:value-type="string">
            <text:p/>
            <text:p>Â Negotiable</text:p>
            <text:p>                                                                    </text:p>
          </table:table-cell>
          <table:table-cell office:value-type="string" calcext:value-type="string">
            <text:p/>
            <text:p>T/A, Mobile bill, Tour allowance, Provident fund, GratuitySalary Review: YearlyFestival Bonus: 2</text:p>
            <text:p/>
          </table:table-cell>
          <table:table-cell office:value-type="string" calcext:value-type="string">
            <text:p/>
            <text:p>Â Oct 22, 2019</text:p>
            <text:p>                                                                        </text:p>
          </table:table-cell>
          <table:table-cell office:value-type="string" calcext:value-type="string">
            <text:p/>
            <text:p>Â Nov 5, 2019</text:p>
            <text:p>                                                                        </text:p>
          </table:table-cell>
          <table:table-cell table:number-columns-repeated="1008"/>
        </table:table-row>
        <table:table-row table:style-name="ro2">
          <table:table-cell office:value-type="string" calcext:value-type="string">
            <text:p>Digital Marketing Executive</text:p>
          </table:table-cell>
          <table:table-cell office:value-type="string" calcext:value-type="string">
            <text:p>Scholars Zone </text:p>
          </table:table-cell>
          <table:table-cell office:value-type="string" calcext:value-type="string">
            <text:p/>
            <text:p>                                                                02</text:p>
            <text:p>                                                                </text:p>
          </table:table-cell>
          <table:table-cell office:value-type="string" calcext:value-type="string">
            <text:p/>
            <text:p>                                                            We are looking for an ambitious hard- working, self -motivate, career-oriented counsellor and must have good command in English . 6 months to 1-year Work experience is mandatory in a Similar organization.</text:p>
            <text:p>                                                        </text:p>
          </table:table-cell>
          <table:table-cell office:value-type="string" calcext:value-type="string">
            <text:p><text:s/></text:p>
          </table:table-cell>
          <table:table-cell office:value-type="string" calcext:value-type="string">
            <text:p/>
            <text:p>                                                                Full-time</text:p>
            <text:p>                                                            </text:p>
          </table:table-cell>
          <table:table-cell/>
          <table:table-cell office:value-type="string" calcext:value-type="string">
            <text:p/>
            <text:p>Â Only males are allowed to apply</text:p>
            <text:p>                                                                    </text:p>
          </table:table-cell>
          <table:table-cell office:value-type="string" calcext:value-type="string">
            <text:p/>
            <text:p>Â Age 20 to 35 years</text:p>
            <text:p>                                                                    </text:p>
          </table:table-cell>
          <table:table-cell office:value-type="string" calcext:value-type="string">
            <text:p/>
            <text:p>Â Dhaka (Dhanmondi)</text:p>
            <text:p>                                                                    </text:p>
          </table:table-cell>
          <table:table-cell office:value-type="string" calcext:value-type="string">
            <text:p/>
            <text:p>Bachelor degree in any discipline, Masters degree in any discipline</text:p>
            <text:p/>
          </table:table-cell>
          <table:table-cell office:value-type="string" calcext:value-type="string">
            <text:p/>
            <text:p>Age 20 to 35 years </text:p>
            <text:p>Only males are allowed to apply</text:p>
            <text:p>Candidates must have enough knowledge about Digital/Online marketing.</text:p>
            <text:p>Previous experience in a similar digital marketing role.</text:p>
            <text:p>Good communication skill in both English.</text:p>
            <text:p>Experience managing PPC, SEO and Affiliate programmes.</text:p>
            <text:p>Strong understanding of current online marketing concepts, strategy and best practice.</text:p>
            <text:p>Experience in ecommerce, SEO, PPC, Email marketing, and social media.</text:p>
            <text:p/>
          </table:table-cell>
          <table:table-cell office:value-type="string" calcext:value-type="string">
            <text:p/>
            <text:p>Â Tk. 25000 - 50000 (Monthly)</text:p>
            <text:p>                                                                    </text:p>
          </table:table-cell>
          <table:table-cell office:value-type="string" calcext:value-type="string">
            <text:p/>
            <text:p>Mobile bill, Performance bonusSalary Review: YearlyFestival Bonus: 2As per company policy</text:p>
            <text:p/>
          </table:table-cell>
          <table:table-cell office:value-type="string" calcext:value-type="string">
            <text:p/>
            <text:p>Â Oct 22, 2019</text:p>
            <text:p>                                                                        </text:p>
          </table:table-cell>
          <table:table-cell office:value-type="string" calcext:value-type="string">
            <text:p/>
            <text:p>Â Nov 20, 2019</text:p>
            <text:p>                                                                        </text:p>
          </table:table-cell>
          <table:table-cell table:number-columns-repeated="1008"/>
        </table:table-row>
        <table:table-row table:style-name="ro11">
          <table:table-cell office:value-type="string" calcext:value-type="string">
            <text:p>Data Artist (Associate - Night Shift)</text:p>
          </table:table-cell>
          <table:table-cell office:value-type="string" calcext:value-type="string">
            <text:p>Adiva Graphics </text:p>
          </table:table-cell>
          <table:table-cell office:value-type="string" calcext:value-type="string">
            <text:p/>
            <text:p>                                                                10</text:p>
            <text:p>                                                                </text:p>
          </table:table-cell>
          <table:table-cell office:value-type="string" calcext:value-type="string">
            <text:p/>
            <text:p>QC Online Programming in order to ensure surveys logics and questionnaire are working as per client's overall research brand objective</text:p>
            <text:p>Ensure the final data output (tabs in SPSS, Excel) is accurate to ensure main objectives of the study/projects are met</text:p>
            <text:p>Work extensively with/on Microsoft PowerPoint and Excel to create data heavy charts</text:p>
            <text:p>Analyze data and placing it into various charts</text:p>
            <text:p>Incorporate various charts and integrate them into PowerPoint slides</text:p>
            <text:p/>
          </table:table-cell>
          <table:table-cell office:value-type="string" calcext:value-type="string">
            <text:p/>
            <text:p>Data analytics working based in the USA; catering to top 10 marketing research and analytics companies in the world. Survey checking, quality check data tables and creating visually engaging charts to help facilitate client`s marketing research project management process.</text:p>
            <text:p>We have a unique work environment and maintain an out of the box ambiance, culture. Therefore, it is a must that every candidate should be able to adapt our belief system and adopt our work philosophy.</text:p>
            <text:p/>
          </table:table-cell>
          <table:table-cell office:value-type="string" calcext:value-type="string">
            <text:p/>
            <text:p>                                                                Full-time</text:p>
            <text:p>                                                            </text:p>
          </table:table-cell>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office:value-type="string" calcext:value-type="string">
            <text:p/>
            <text:p>Bachelor of Science (BSc) in EEE, CSE, ETE, IT, Physics, Bachelor of Business Administration (BBA) in Economics, StatisticsCandidates with CGPA below 4.0 in SSC or HSC need NOT to apply</text:p>
            <text:p>Fresh Graduates are encouraged to apply, to state the obvious, some job experience is preferable.</text:p>
            <text:p/>
          </table:table-cell>
          <table:table-cell office:value-type="string" calcext:value-type="string">
            <text:p/>
            <text:p>Both males and females are allowed to apply</text:p>
            <text:p>Mathematics knowledge to organize and manipulate data in MS EXCEL is a must and advance knowledge is a significant positive</text:p>
            <text:p>Ability to grasp and understand new technologies quickly</text:p>
            <text:p>Highly proficient in MS Word, Excel and PowerPoint</text:p>
            <text:p>Ability to manage multiple projects simultaneously while maintaining a strong client service orientation</text:p>
            <text:p>Highly motivated, self-directed &amp; possessing a driven personality capable of working within tight deadlines</text:p>
            <text:p>Superior organizational skills, unflagging attention to detail &amp; demonstrated the commitment to the accuracy and completeness of information</text:p>
            <text:p>Capable of working under minimal supervision with a high level of initiative, energy &amp; enthusiasm for learning</text:p>
            <text:p>An active listener with demonstrated negotiation and problem-solving skills</text:p>
            <text:p>Well-developed interpersonal skills are necessary; excellent verbal and written communication skills </text:p>
            <text:p>Minorities, Women and Handicapped persons are HIGHLY encouraged to apply</text:p>
            <text:p>Should be willing to work according to shift plan of the organization considering we are open 24/7, with exception of female candidates to align with our cultural notes.</text:p>
            <text:p>DO NOT apply if you are very weak in Mathematics.</text:p>
            <text:p/>
          </table:table-cell>
          <table:table-cell office:value-type="string" calcext:value-type="string">
            <text:p/>
            <text:p>Â Tk. 15000 - 25000 (Monthly)</text:p>
            <text:p>                                                                    </text:p>
          </table:table-cell>
          <table:table-cell office:value-type="string" calcext:value-type="string">
            <text:p/>
            <text:p>Medical allowance, Performance bonus, Weekly 2 holidaysLunch Facilities: Full SubsidizeSalary Review: Half YearlyOthers as per company policy</text:p>
            <text:p/>
          </table:table-cell>
          <table:table-cell office:value-type="string" calcext:value-type="string">
            <text:p/>
            <text:p>Â Oct 21, 2019</text:p>
            <text:p>                                                                        </text:p>
          </table:table-cell>
          <table:table-cell office:value-type="string" calcext:value-type="string">
            <text:p/>
            <text:p>Â Nov 20, 2019</text:p>
            <text:p>                                                                        </text:p>
          </table:table-cell>
          <table:table-cell table:number-columns-repeated="1008"/>
        </table:table-row>
        <table:table-row table:style-name="ro3">
          <table:table-cell office:value-type="string" calcext:value-type="string">
            <text:p>Full Stack Software Engineer (Khulna)</text:p>
          </table:table-cell>
          <table:table-cell office:value-type="string" calcext:value-type="string">
            <text:p>W3 Engineers Ltd. </text:p>
          </table:table-cell>
          <table:table-cell office:value-type="string" calcext:value-type="string">
            <text:p/>
            <text:p>                                                                7</text:p>
            <text:p>                                                                </text:p>
          </table:table-cell>
          <table:table-cell office:value-type="string" calcext:value-type="string">
            <text:p/>
            <text:p>Integration of user-facing elements developed by front-end developers with server side logic.</text:p>
            <text:p>Build efficient, testable, and reusable PHP modules.</text:p>
            <text:p>Responsible for writing clean, scalable/modular code through source control.</text:p>
            <text:p>Solve complex performance problems and architectural challenges.</text:p>
            <text:p>Work collaboratively with design team to understand end user requirements, to provide technical solutions and for the implementation of new software features.</text:p>
            <text:p>Design software modules that will work together to produce the desired product.</text:p>
            <text:p>Ensure completed modules provide all functionality described by application experts and meet performance guidelines.</text:p>
            <text:p>Manage and maintain company servers to keep them functioning efficiently across the network.</text:p>
            <text:p>Build dynamic, high-volume web applications using agile development methodology.</text:p>
            <text:p>Responsible for working with both back-end and front-end technologies.</text:p>
            <text:p>Responsible for API development.</text:p>
            <text:p>Ensure integration of data storage solutions.</text:p>
            <text:p>Identify and suggest various opportunities to improve efficiency and functionality.</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Both males and females are allowed to apply</text:p>
            <text:p>                                                                    </text:p>
          </table:table-cell>
          <table:table-cell/>
          <table:table-cell office:value-type="string" calcext:value-type="string">
            <text:p/>
            <text:p>Â Khulna</text:p>
            <text:p>                                                                    </text:p>
          </table:table-cell>
          <table:table-cell office:value-type="string" calcext:value-type="string">
            <text:p/>
            <text:p>Bachelor of Science (BSc) in CSE</text:p>
            <text:p/>
          </table:table-cell>
          <table:table-cell office:value-type="string" calcext:value-type="string">
            <text:p/>
            <text:p>Both males and females are allowed to apply</text:p>
            <text:p>Must have experience as full stack developer.</text:p>
            <text:p>Strong knowledge of Backend language-Php &amp; Python and framework Yii (PHP), flask (Python).</text:p>
            <text:p>Proficiency in SQL (MySQL, PostgreSQL) and NoSQL (MongoDB) database.</text:p>
            <text:p>Strong knowledge of the common PHP or web server exploits and their solutions.</text:p>
            <text:p>Strong knowledge of modern JavaScript frameworks (Vue.js).</text:p>
            <text:p>Proficient understanding of code versioning tools, such as Git.</text:p>
            <text:p>Familiarity with REST design principles.</text:p>
            <text:p>Deep understanding of OOP.</text:p>
            <text:p>Knowledge of Parse Server will be added advantage.</text:p>
            <text:p>Must have excellent problem solving and critical thinking skills.</text:p>
            <text:p>Must have proven ability to make things happen.</text:p>
            <text:p>Strong written and verbal communication skills.</text:p>
            <text:p>Knowledge of SDLC and best practices in software engineering.</text:p>
            <text:p/>
          </table:table-cell>
          <table:table-cell office:value-type="string" calcext:value-type="string">
            <text:p/>
            <text:p>Â Negotiable</text:p>
            <text:p>                                                                    </text:p>
          </table:table-cell>
          <table:table-cell office:value-type="string" calcext:value-type="string">
            <text:p/>
            <text:p>Attractive salary &amp; other benefits.</text:p>
            <text:p>Yearly Increment based on performance.</text:p>
            <text:p>Performance bonus for outstanding contribution to the organization.</text:p>
            <text:p>Gift Voucher, Restaurant Coupon, Shopping Card and many more</text:p>
            <text:p>Medical &amp; Hospitalization facility</text:p>
            <text:p>Insurance coverage for Life and accidental incident</text:p>
            <text:p>Salary Shield</text:p>
            <text:p>Lunch, Snacks</text:p>
            <text:p>Indoor Game Zone</text:p>
            <text:p>Yearly Paid Trip</text:p>
            <text:p>Being the part of a joint venture company there are opportunities to work with cross-cultural environment.</text:p>
            <text:p/>
          </table:table-cell>
          <table:table-cell office:value-type="string" calcext:value-type="string">
            <text:p/>
            <text:p>Â Oct 21, 2019</text:p>
            <text:p>                                                                        </text:p>
          </table:table-cell>
          <table:table-cell office:value-type="string" calcext:value-type="string">
            <text:p/>
            <text:p>Â Nov 20, 2019</text:p>
            <text:p>                                                                        </text:p>
          </table:table-cell>
          <table:table-cell table:number-columns-repeated="1008"/>
        </table:table-row>
        <table:table-row table:style-name="ro7">
          <table:table-cell office:value-type="string" calcext:value-type="string">
            <text:p>Java Programmer</text:p>
          </table:table-cell>
          <table:table-cell office:value-type="string" calcext:value-type="string">
            <text:p>Swosti Limited </text:p>
          </table:table-cell>
          <table:table-cell office:value-type="string" calcext:value-type="string">
            <text:p/>
            <text:p>                                                                Not specific</text:p>
            <text:p>                                                                </text:p>
          </table:table-cell>
          <table:table-cell office:value-type="string" calcext:value-type="string">
            <text:p/>
            <text:p>                                                            N/A</text:p>
            <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2 to 3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office:value-type="string" calcext:value-type="string">
            <text:p/>
            <text:p>Graduation / Masters preferably in CSE, Mathematics, Physics, Accounting from any reputed universities.</text:p>
            <text:p>Educational qualification will be relaxed for the candidates having strong professional skill.</text:p>
            <text:p/>
          </table:table-cell>
          <table:table-cell office:value-type="string" calcext:value-type="string">
            <text:p/>
            <text:p>Both males and females are allowed to apply</text:p>
            <text:p>2~3 years proven experience is expected </text:p>
            <text:p>Must have good skill in Java programming </text:p>
            <text:p>Knowledge of Java MVC framework/ Hibernate/ Spring/ VUE/ J2EE/ Eclipse/ IntelliJ/ Oracle/ MySQL/ Tomcat/ iReport/ JMS/ Web Service are needed </text:p>
            <text:p>Experience in Test Code Development </text:p>
            <text:p>Good OOP Knowledge </text:p>
            <text:p>Should be familiar in both operating systems - Linux &amp; Windows </text:p>
            <text:p>Experience in developing Financial Software will be an added advantage </text:p>
            <text:p>Preference: Preference will be given to candidates having working experience in development of Android (Mobile based), Financial Applications etc.</text:p>
            <text:p/>
          </table:table-cell>
          <table:table-cell/>
          <table:table-cell office:value-type="string" calcext:value-type="string">
            <text:p/>
            <text:p>Festival Bonus: 2Yearly two festival bonuses (Applicable after 6 months of joining) </text:p>
            <text:p>Performance based yearly salary increment &amp; Profit Sharing </text:p>
            <text:p>Daily refreshment facilities &amp; Lunch benefits </text:p>
            <text:p>Friendly working environment</text:p>
            <text:p/>
          </table:table-cell>
          <table:table-cell office:value-type="string" calcext:value-type="string">
            <text:p/>
            <text:p>Â Oct 22, 2019</text:p>
            <text:p>                                                                        </text:p>
          </table:table-cell>
          <table:table-cell office:value-type="string" calcext:value-type="string">
            <text:p/>
            <text:p>Â Nov 20, 2019</text:p>
            <text:p>                                                                        </text:p>
          </table:table-cell>
          <table:table-cell table:number-columns-repeated="1008"/>
        </table:table-row>
        <table:table-row table:style-name="ro12">
          <table:table-cell office:value-type="string" calcext:value-type="string">
            <text:p>Senior Web Developer</text:p>
          </table:table-cell>
          <table:table-cell office:value-type="string" calcext:value-type="string">
            <text:p>Mega Logic &amp; Technologies </text:p>
          </table:table-cell>
          <table:table-cell office:value-type="string" calcext:value-type="string">
            <text:p/>
            <text:p>                                                                01</text:p>
            <text:p>                                                                </text:p>
          </table:table-cell>
          <table:table-cell office:value-type="string" calcext:value-type="string">
            <text:p/>
            <text:p>We need team players who are sharp, focused and collaborative.</text:p>
            <text:p>Self-Motivating.</text:p>
            <text:p>Highly expert and well experienced professional WordPress Developer who must have the following capabilities along with experience.</text:p>
            <text:p>Proven working experience in JavaScript, JQuery, HTML, HTML5, CSS, CSS3, Web Programming Skills, WordPress, Teamwork, Verbal Communication, cross-browser compatibility, Web User Interface Design (UI), Security Principles, Object-Oriented Design, Web Services (REST/SOAP), Multimedia Content Development, API's</text:p>
            <text:p>Strong Knowledge on SQL query</text:p>
            <text:p>Strong in Wordpress theme development from scratch (ThemeForest Quality)</text:p>
            <text:p>Must have knowledge in Wordpress plugin development</text:p>
            <text:p>Strong knowledge in working with Woocommerce plugin, templates, and hooks.</text:p>
            <text:p>Must have knowledge for converting HTML, CSS to Complex WordPress Theme based on requirements.</text:p>
            <text:p>Must have the ability to Develop Custom Plugins, Widget, Component, Module of WordPress Theme and Plugins.</text:p>
            <text:p>Strong knowledge in working with Shopify plugin and Shopify templates.</text:p>
            <text:p>Must have Strong Knowledge in Core PHP</text:p>
            <text:p>Must have STRONG Knowledge for All Important Parts Related with WordPress.</text:p>
            <text:p>Developers have the following qualities will get an advantage</text:p>
            <text:p>Knowledge of Shopify is an added advantage</text:p>
            <text:p/>
          </table:table-cell>
          <table:table-cell office:value-type="string" calcext:value-type="string">
            <text:p/>
            <text:p>We are looking for some dynamic, sharp &amp; dedicated Senior Wordpress developers who will be able to develop and customize complex, data intensive Wordpress website and Plugins.</text:p>
            <text:p/>
          </table:table-cell>
          <table:table-cell office:value-type="string" calcext:value-type="string">
            <text:p/>
            <text:p>                                                                Full-time</text:p>
            <text:p>                                                            </text:p>
          </table:table-cell>
          <table:table-cell office:value-type="string" calcext:value-type="string">
            <text:p/>
            <text:p>Â At least 3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office:value-type="string" calcext:value-type="string">
            <text:p/>
            <text:p>B.Sc in Computer Science or similar discipline.</text:p>
            <text:p/>
          </table:table-cell>
          <table:table-cell office:value-type="string" calcext:value-type="string">
            <text:p/>
            <text:p>Both males and females are allowed to apply</text:p>
            <text:p>The applicants should have experience in the following area(s):</text:p>
            <text:p>Web Developer/ Web Designer</text:p>
            <text:p>Must have a "can-do" attitude</text:p>
            <text:p>Can think out of the box</text:p>
            <text:p>Ability to work under pressure</text:p>
            <text:p>Problem-solving skill</text:p>
            <text:p>Hard-working</text:p>
            <text:p>Team player</text:p>
            <text:p>Experience on different API's</text:p>
            <text:p>Mindset to work at home with dedication</text:p>
            <text:p>Strong internet connection with good backup plan</text:p>
            <text:p/>
          </table:table-cell>
          <table:table-cell office:value-type="string" calcext:value-type="string">
            <text:p/>
            <text:p>Â Negotiable</text:p>
            <text:p>                                                                    </text:p>
          </table:table-cell>
          <table:table-cell office:value-type="string" calcext:value-type="string">
            <text:p/>
            <text:p>Salary Review: Yearly</text:p>
            <text:p>Necessary Public holidays and casual leaves</text:p>
            <text:p>Lunch Provided</text:p>
            <text:p/>
          </table:table-cell>
          <table:table-cell office:value-type="string" calcext:value-type="string">
            <text:p/>
            <text:p>Â Oct 22, 2019</text:p>
            <text:p>                                                                        </text:p>
          </table:table-cell>
          <table:table-cell office:value-type="string" calcext:value-type="string">
            <text:p/>
            <text:p>Â Nov 21, 2019</text:p>
            <text:p>                                                                        </text:p>
          </table:table-cell>
          <table:table-cell table:number-columns-repeated="1008"/>
        </table:table-row>
        <table:table-row table:style-name="ro13">
          <table:table-cell office:value-type="string" calcext:value-type="string">
            <text:p>Java Developer</text:p>
          </table:table-cell>
          <table:table-cell office:value-type="string" calcext:value-type="string">
            <text:p>Chain Fintech Solutions Ltd. </text:p>
          </table:table-cell>
          <table:table-cell office:value-type="string" calcext:value-type="string">
            <text:p/>
            <text:p>                                                                01</text:p>
            <text:p>                                                                </text:p>
          </table:table-cell>
          <table:table-cell office:value-type="string" calcext:value-type="string">
            <text:p/>
            <text:p>Mostly new development but will be converting existing apps into a new framework in an Agile and collaborative environment</text:p>
            <text:p>Developer will be primarily responsible for the Java side of the application</text:p>
            <text:p>Refactor the existing code base to continuously improve quality</text:p>
            <text:p>Assist in transitioning existing code to modern frameworks</text:p>
            <text:p>Design and implements new features and modules</text:p>
            <text:p>Collaborate with internal and external team members</text:p>
            <text:p>Maintain the existing Java Application as necessary</text:p>
            <text:p/>
          </table:table-cell>
          <table:table-cell office:value-type="string" calcext:value-type="string">
            <text:p/>
            <text:p>Company Info:  Chain Fintech Solutions - We are a self-funded 12 year-old leading Fintech player. Our main development center is in Mumbai, India. We develop digital products targeted at banks and already have multiple Bangladeshi banks as our clients. </text:p>
            <text:p>Company Website: https://infinisystem.com/</text:p>
            <text:p/>
          </table:table-cell>
          <table:table-cell office:value-type="string" calcext:value-type="string">
            <text:p/>
            <text:p>                                                                Full-time</text:p>
            <text:p>                                                            </text:p>
          </table:table-cell>
          <table:table-cell office:value-type="string" calcext:value-type="string">
            <text:p/>
            <text:p>Â 1 to 3 year(s)</text:p>
            <text:p>                                                                    </text:p>
          </table:table-cell>
          <table:table-cell table:number-columns-repeated="2"/>
          <table:table-cell office:value-type="string" calcext:value-type="string">
            <text:p/>
            <text:p>Â Dhaka</text:p>
            <text:p>                                                                    </text:p>
          </table:table-cell>
          <table:table-cell office:value-type="string" calcext:value-type="string">
            <text:p/>
            <text:p>1 to 3 year(s)</text:p>
            <text:p/>
            <text:p/>
            <text:p>The applicants should have experience in the following business area(s):Software Company</text:p>
            <text:p>Freshers are also encouraged to apply.</text:p>
            <text:p/>
          </table:table-cell>
          <table:table-cell office:value-type="string" calcext:value-type="string">
            <text:p/>
            <text:p>Technical skills</text:p>
            <text:p>- Strong knowledge of OO concepts and design patterns </text:p>
            <text:p>- Webservices </text:p>
            <text:p>- Strong knowledge of core Java and J2EE </text:p>
            <text:p>- Strong knowledge of service-oriented architecture and web service standards (REST, SOAP)</text:p>
            <text:p>- Maven, Jenkins</text:p>
            <text:p>- Tomcat</text:p>
            <text:p>- Spring Framework</text:p>
            <text:p>- Working knowledge of client-side technologies (HTML, JavaScript, jQuery, Ajax, CSS, Angular) </text:p>
            <text:p>- Working knowledge of database design and SQL</text:p>
            <text:p>Required skills:</text:p>
            <text:p>- Effective verbal and written communication skills</text:p>
            <text:p>- Willingness to learn new technologies</text:p>
            <text:p>- Comfortable in a SCRUM and Agile environment</text:p>
            <text:p>- Understanding of Proper Code Testing (TDD/Unit Testing/Mocks)</text:p>
            <text:p>Preferable Skills:</text:p>
            <text:p>- AngularJS</text:p>
            <text:p>- Persistence frameworks (JPA, Hibernate, SpringData)</text:p>
            <text:p>- Microsoft SQL Server</text:p>
            <text:p>- SOA </text:p>
            <text:p>- GitHub (Git Flow)</text:p>
            <text:p>- Experience with Financial/Accounting Application</text:p>
            <text:p>- Versant in Design Patterns</text:p>
            <text:p>- Familiarity with OWASP and secure web development</text:p>
            <text:p>- Prior experience with cloud/enterprise application</text:p>
            <text:p/>
          </table:table-cell>
          <table:table-cell table:number-columns-repeated="2"/>
          <table:table-cell office:value-type="string" calcext:value-type="string">
            <text:p/>
            <text:p>Â Oct 22, 2019</text:p>
            <text:p>                                                                        </text:p>
          </table:table-cell>
          <table:table-cell office:value-type="string" calcext:value-type="string">
            <text:p/>
            <text:p>Â Nov 14, 2019</text:p>
            <text:p>                                                                        </text:p>
          </table:table-cell>
          <table:table-cell table:number-columns-repeated="1008"/>
        </table:table-row>
        <table:table-row table:style-name="ro5">
          <table:table-cell office:value-type="string" calcext:value-type="string">
            <text:p>IT &amp; Operations Assistant</text:p>
          </table:table-cell>
          <table:table-cell office:value-type="string" calcext:value-type="string">
            <text:p>Relief International </text:p>
          </table:table-cell>
          <table:table-cell office:value-type="string" calcext:value-type="string">
            <text:p/>
            <text:p>                                                                1</text:p>
            <text:p>                                                                </text:p>
          </table:table-cell>
          <table:table-cell office:value-type="string" calcext:value-type="string">
            <text:p/>
            <text:p>Ensure the design, when required, and implementation of RI IT standards, policies and guidelines in particular with regards to networks, systems, IT procurement and information security</text:p>
            <text:p>Design, implement and administrate network connectivity (servers, VPN, etc.).</text:p>
            <text:p>Diagnose and solve hardware/software failures.</text:p>
            <text:p>Solves problems regarding operation systems.</text:p>
            <text:p>Replacing computer hardware as required.</text:p>
            <text:p>Provides supportive documentation, including procedural documentation.</text:p>
            <text:p>Refers to diagrams and written instructions to repair a fault or set up a system.</text:p>
            <text:p>Runs network applications to support the system and users.</text:p>
            <text:p>Supports in the creation of new applications and development of website.</text:p>
            <text:p>Tests/evaluates new technologies</text:p>
            <text:p>Conducts electrical safety checks on computer equipment.</text:p>
            <text:p>Troubleshooting of hard and software problems. </text:p>
            <text:p>Maintains records and databases containing information regarding licenses, warranties, and service.</text:p>
            <text:p>Agreements for the organization's hardware and software.</text:p>
            <text:p/>
          </table:table-cell>
          <table:table-cell office:value-type="string" calcext:value-type="string">
            <text:p/>
            <text:p>Relief International is currently implementing several emergency response projects in Cox`s Bazar funded through UN Agencies, WFP, OFDA/USAID. </text:p>
            <text:p>The IT &amp; Operations Assistant is responsible for responsible for the follow up of the hardware and software support for VPN server (If there is) and users, as well as developing databases and contributing to the general maintenance of the systems. S/he has a focus of support in IT but might be asked to perform additional tasks if and when needed.</text:p>
            <text:p/>
          </table:table-cell>
          <table:table-cell office:value-type="string" calcext:value-type="string">
            <text:p/>
            <text:p>                                                                Full-time</text:p>
            <text:p>                                                            </text:p>
          </table:table-cell>
          <table:table-cell office:value-type="string" calcext:value-type="string">
            <text:p/>
            <text:p>Â 1 to 2 year(s)</text:p>
            <text:p>                                                                    </text:p>
          </table:table-cell>
          <table:table-cell table:number-columns-repeated="2"/>
          <table:table-cell office:value-type="string" calcext:value-type="string">
            <text:p/>
            <text:p>Â Cox's Bazar (Teknaf, Ukhia)</text:p>
            <text:p>                                                                    </text:p>
          </table:table-cell>
          <table:table-cell office:value-type="string" calcext:value-type="string">
            <text:p/>
            <text:p>Bachelor degree in any discipline</text:p>
            <text:p/>
          </table:table-cell>
          <table:table-cell office:value-type="string" office:string-value="&#10;Manage, develop and implement procedures for tracking organization's assets to oversee quality control throughout their lifecycles.&#10;Produce monthly, annual asset reports&#10;Performing periodic physical verification on assets.&#10;" calcext:value-type="string">
            <text:p/>
            <text:p>Manage, develop and implement procedures for tracking organization's assets to oversee quality control throughout their lifecycles.</text:p>
            <text:p>Produce monthly, annual asset reports</text:p>
            <text:p>Performing periodic physical verification on assets.</text:p>
            <text:p/>
          </table:table-cell>
          <table:table-cell/>
          <table:table-cell office:value-type="string" calcext:value-type="string">
            <text:p/>
            <text:p>Mobile bill, Medical allowance, Provident fund, InsuranceSalary Review: YearlyFestival Bonus: 2Housing Allowances ( Conditions Apply)</text:p>
            <text:p/>
          </table:table-cell>
          <table:table-cell office:value-type="string" calcext:value-type="string">
            <text:p/>
            <text:p>Â Oct 22, 2019</text:p>
            <text:p>                                                                        </text:p>
          </table:table-cell>
          <table:table-cell office:value-type="string" calcext:value-type="string">
            <text:p/>
            <text:p>Â Nov 7, 2019</text:p>
            <text:p>                                                                        </text:p>
          </table:table-cell>
          <table:table-cell table:number-columns-repeated="1008"/>
        </table:table-row>
        <table:table-row table:style-name="ro11">
          <table:table-cell office:value-type="string" calcext:value-type="string">
            <text:p>Python Developer</text:p>
          </table:table-cell>
          <table:table-cell office:value-type="string" calcext:value-type="string">
            <text:p>Ergo-Ventures Pvt. Ltd. </text:p>
          </table:table-cell>
          <table:table-cell office:value-type="string" calcext:value-type="string">
            <text:p/>
            <text:p>                                                                Not specific</text:p>
            <text:p>                                                                </text:p>
          </table:table-cell>
          <table:table-cell office:value-type="string" office:string-value="&#10;Development and extension of the Odoo framework and its existing modules. &#10;Development of new functional business modules in Odoo. &#10;Strong knowledge of Python and PostgreSQL. &#10;Software architecture and specifications writing. &#10;Read through a functional requirement and understand the technical implementation that is required to achieve client's goal. &#10;Solve complex performance problems and architectural challenges.&#10;" calcext:value-type="string">
            <text:p/>
            <text:p>Development and extension of the Odoo framework and its existing modules. </text:p>
            <text:p>Development of new functional business modules in Odoo. </text:p>
            <text:p>Strong knowledge of Python and PostgreSQL. </text:p>
            <text:p>Software architecture and specifications writing. </text:p>
            <text:p>Read through a functional requirement and understand the technical implementation that is required to achieve client's goal. </text:p>
            <text:p>Solve complex performance problems and architectural challenge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5 year(s)</text:p>
            <text:p>                                                                    </text:p>
          </table:table-cell>
          <table:table-cell/>
          <table:table-cell office:value-type="string" calcext:value-type="string">
            <text:p/>
            <text:p>Â Age 25 to 35 years</text:p>
            <text:p>                                                                    </text:p>
          </table:table-cell>
          <table:table-cell office:value-type="string" calcext:value-type="string">
            <text:p/>
            <text:p>Â Dhaka</text:p>
            <text:p>                                                                    </text:p>
          </table:table-cell>
          <table:table-cell office:value-type="string" calcext:value-type="string">
            <text:p/>
            <text:p>Bachelor of Science (BSc) in Computer Science  Engineering, Master of Science (MSc) in Computer Science  Engineering</text:p>
            <text:p/>
          </table:table-cell>
          <table:table-cell office:value-type="string" office:string-value="&#10;Age 25 to 35 years &#10;Strong concept of object-oriented programming&#10;SCRUM and agile software development familiarity. &#10;Knowledge of version controlling.&#10;Strong interest in 'Open Source'. &#10;Team spirit and good communication. &#10;Independent, detail-oriented and responsible. &#10;Quick and self learner, problem-solving personality, enthusiastic when faced with technical challenges&#10;" calcext:value-type="string">
            <text:p/>
            <text:p>Age 25 to 35 years </text:p>
            <text:p>Strong concept of object-oriented programming</text:p>
            <text:p>SCRUM and agile software development familiarity. </text:p>
            <text:p>Knowledge of version controlling.</text:p>
            <text:p>Strong interest in 'Open Source'. </text:p>
            <text:p>Team spirit and good communication. </text:p>
            <text:p>Independent, detail-oriented and responsible. </text:p>
            <text:p>Quick and self learner, problem-solving personality, enthusiastic when faced with technical challenges</text:p>
            <text:p/>
          </table:table-cell>
          <table:table-cell office:value-type="string" calcext:value-type="string">
            <text:p/>
            <text:p>Â Negotiable</text:p>
            <text:p>                                                                    </text:p>
          </table:table-cell>
          <table:table-cell office:value-type="string" calcext:value-type="string">
            <text:p/>
            <text:p>T/A, Mobile bill, Provident fund, Weekly 2 holidays, Gratuity, Medical allowance, Performance bonus, Insurance, Tour allowanceSalary Review: YearlyLunch Facilities: Partially SubsidizeFestival Bonus: 2As per company policy.</text:p>
            <text:p/>
          </table:table-cell>
          <table:table-cell office:value-type="string" calcext:value-type="string">
            <text:p/>
            <text:p>Â Oct 22, 2019</text:p>
            <text:p>                                                                        </text:p>
          </table:table-cell>
          <table:table-cell office:value-type="string" calcext:value-type="string">
            <text:p/>
            <text:p>Â Nov 21, 2019</text:p>
            <text:p>                                                                        </text:p>
          </table:table-cell>
          <table:table-cell table:number-columns-repeated="1008"/>
        </table:table-row>
        <table:table-row table:style-name="ro12">
          <table:table-cell office:value-type="string" calcext:value-type="string">
            <text:p>Officer, Information Technology</text:p>
          </table:table-cell>
          <table:table-cell office:value-type="string" calcext:value-type="string">
            <text:p>Ayesha Abed Foundation </text:p>
          </table:table-cell>
          <table:table-cell office:value-type="string" calcext:value-type="string">
            <text:p/>
            <text:p>                                                                1</text:p>
            <text:p>                                                                </text:p>
          </table:table-cell>
          <table:table-cell office:value-type="string" calcext:value-type="string">
            <text:p/>
            <text:p>Provide technical and maintenance support for software, hardware and networking of AAF.</text:p>
            <text:p>Monitoring the centre AAFMS Software.</text:p>
            <text:p>Coordinate with the software technical team regarding generate new report format or process at AAFMS automation software, software maintenance and solving problem.</text:p>
            <text:p>Ensure assembling computer, installation windows operating system and configure required software.</text:p>
            <text:p>Prepare weekly report on technical and operational problem for software, hardware and networking.</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2 year(s)</text:p>
            <text:p>                                                                    </text:p>
          </table:table-cell>
          <table:table-cell/>
          <table:table-cell office:value-type="string" calcext:value-type="string">
            <text:p/>
            <text:p>Â Age at most 32 years</text:p>
            <text:p>                                                                    </text:p>
          </table:table-cell>
          <table:table-cell office:value-type="string" calcext:value-type="string">
            <text:p/>
            <text:p>Â Dhaka</text:p>
            <text:p>                                                                    </text:p>
          </table:table-cell>
          <table:table-cell office:value-type="string" calcext:value-type="string">
            <text:p/>
            <text:p>B.Sc in Computer Science and Engineering</text:p>
            <text:p/>
          </table:table-cell>
          <table:table-cell office:value-type="string" calcext:value-type="string">
            <text:p/>
            <text:p>Age at most 32 years </text:p>
            <text:p>Must have excellent knowledge on computer assembling, windows installation and required software configuration, configuring and managing LAN, WAN, VPN, and Internet connectivity products (modem, switch, router,   firewall), deployment and support for microsoft windows client and server networking.</text:p>
            <text:p>Must have skill on communication, analytical ability, report writing.</text:p>
            <text:p/>
          </table:table-cell>
          <table:table-cell office:value-type="string" calcext:value-type="string">
            <text:p/>
            <text:p>Â Negotiable</text:p>
            <text:p>                                                                    </text:p>
          </table:table-cell>
          <table:table-cell office:value-type="string" calcext:value-type="string">
            <text:p/>
            <text:p>Provident fund, Weekly 2 holidays, Insurance, GratuityFestival Bonus: 2</text:p>
            <text:p/>
          </table:table-cell>
          <table:table-cell office:value-type="string" calcext:value-type="string">
            <text:p/>
            <text:p>Â Oct 22, 2019</text:p>
            <text:p>                                                                        </text:p>
          </table:table-cell>
          <table:table-cell office:value-type="string" calcext:value-type="string">
            <text:p/>
            <text:p>Â Nov 21, 2019</text:p>
            <text:p>                                                                        </text:p>
          </table:table-cell>
          <table:table-cell table:number-columns-repeated="100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2">00/00/0000</text:date>, <text:time style:data-style-name="N2" text:time-value="23:25:37.3850547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02T23:40:52.209377588</dc:date>
    <meta:editing-duration>PT20M40S</meta:editing-duration>
    <meta:editing-cycles>5</meta:editing-cycles>
    <meta:generator>LibreOffice/6.2.7.1$Linux_X86_64 LibreOffice_project/20$Build-1</meta:generator>
    <meta:document-statistic meta:table-count="1" meta:cell-count="307" meta:object-count="0"/>
  </office:meta>
</office:document-meta>
</file>